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BankGothic Md BT" svg:font-family="'BankGothic Md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nkGothic Md BT2" svg:font-family="'BankGothic Md BT'" style:font-family-generic="swiss" style:font-pitch="variable"/>
    <style:font-face style:name="BankGothic Md BT1" svg:font-family="'BankGothic Md BT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BankGothic Md BT2" fo:font-size="10pt" style:font-size-asian="10pt" style:font-size-complex="10pt"/>
    </style:style>
    <style:style style:name="P2" style:family="paragraph" style:parent-style-name="Footer">
      <style:text-properties style:font-name="BankGothic Md BT2" fo:font-size="10pt" style:font-size-asian="10pt" style:font-size-complex="10pt"/>
    </style:style>
    <style:style style:name="P3" style:family="paragraph" style:parent-style-name="Standard">
      <style:text-properties style:font-name="BankGothic Md BT2"/>
    </style:style>
    <style:style style:name="P4" style:family="paragraph" style:parent-style-name="Standard">
      <style:paragraph-properties fo:text-align="center" style:justify-single-word="false"/>
      <style:text-properties style:font-name="BankGothic Md BT2" fo:font-size="18pt" style:font-size-asian="18pt" style:font-size-complex="18pt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Times New Roman"/>
    </style:style>
    <style:style style:name="P11" style:family="paragraph" style:parent-style-name="Text_20_body">
      <style:text-properties style:font-name="Arial" fo:font-size="9pt" style:font-size-asian="9pt" style:font-size-complex="9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-0.4925in" fo:margin-right="0in" fo:text-indent="0in" style:auto-text-indent="false"/>
    </style:style>
    <style:style style:name="P14" style:family="paragraph" style:parent-style-name="Text_20_body">
      <style:paragraph-properties fo:margin-left="-0.4925in" fo:margin-right="0in" fo:text-indent="0in" style:auto-text-indent="false"/>
      <style:text-properties style:font-name="Arial" fo:font-size="9pt" style:font-size-asian="9pt" style:font-size-complex="9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text-properties style:font-name="Times New Roman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style:font-name="BankGothic Md B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fg_script (Tool)</text:p>
      <text:p text:style-name="P3"/>
      <text:p text:style-name="P3"/>
      <text:p text:style-name="P3"/>
      <text:p text:style-name="P10"><text:tab/>This tool is used as a command-line version for running append scripts. <text:s/>Much like EL Console running append scripts, this tool will connect to the simulator to do most of the work required.</text:p>
      <text:p text:style-name="P5"/>
      <text:p text:style-name="P5"><text:tab/>There exists more features when running this tool over EL Console. <text:s/>The main advantage being the ability to choose a different simulator.ini file to use during the run, rather than using the default values or the default simulator.ini as is used by EL Console.</text:p>
      <text:p text:style-name="P5"/>
      <text:p text:style-name="P5"><text:tab/>The simulator to be used shall exist in the same directory where cfg_script.exe resides. <text:s/>If the simulator cannot be found, the running of the script will not occur unless specifying a hardware connection and such a hardware connection can occur.</text:p>
      <text:p text:style-name="P5"/>
      <text:p text:style-name="P5"><text:tab/>This tool can connect to hardware in lieu of the simulator to run scripts. <text:s/>However, more restrictions do apply. <text:s/>A full list of restrictions are listed below in Hardware Restrictions. </text:p>
      <text:p text:style-name="P5"/>
      <text:p text:style-name="P5"><text:tab/>Using the term simulator.ini is to inform that there are an explicit list of simulator options to be set. <text:s/>When wanting a different set of values the file can be named what ever fits best, in this document however simulator.ini just means a file that holds options related only to the simulator.</text:p>
      <text:p text:style-name="P5"/>
      <text:h text:style-name="P15" text:outline-level="1">Default Values</text:h>
      <text:p text:style-name="P5"/>
      <text:p text:style-name="P5"><text:tab/>This tool has a set of default values that it uses if no simulator.ini is supplied. <text:s/>If no different simulator.ini file is specified the simulator.ini file for EL Console will be used. <text:s/>If you want specific values, be sure to have a different simulator.ini file and point the tool to use that file in the command-line arguments.</text:p>
      <text:p text:style-name="P5"/>
      <text:p text:style-name="P5"><text:tab/>Here are the default values used if no simulator.ini file exists or if the option is not set to a different value inside the simulator.ini file.</text:p>
      <text:p text:style-name="P5"/>
      <text:p text:style-name="P9">flash_support = false</text:p>
      <text:p text:style-name="P9">rom_config = false</text:p>
      <text:p text:style-name="P9">elnv_load = false</text:p>
      <text:p text:style-name="P9">upload_modifiable_only = false</text:p>
      <text:p text:style-name="P9">allow_romitem_delete = true</text:p>
      <text:p text:style-name="P9">exportnv_pack = false</text:p>
      <text:p text:style-name="P9">exportnv_little_endian = false</text:p>
      <text:p text:style-name="P9">exportnv_flash_blocksize = 0</text:p>
      <text:p text:style-name="P9">exportnv_flash_numblocks = 0</text:p>
      <text:p text:style-name="P9">heap_size = 0x20000</text:p>
      <text:p text:style-name="P9">ram_xtra_size = 0x20000</text:p>
      <text:p text:style-name="P9">configuration_number_of_channels = 1000</text:p>
      <text:p text:style-name="P9">flash_numblocks = 0x20</text:p>
      <text:p text:style-name="P9">flash_blocksize = 0x2000</text:p>
      <text:p text:style-name="P9">board_type = ”Zuma_12”</text:p>
      <text:p text:style-name="P9"/>
      <text:p text:style-name="P5"><text:tab/>The option <text:span text:style-name="T3">allow_romitem_delete</text:span> will always be true when used by the cfg_script regardless of what value resides in the chosen simulator.ini file. <text:s/>This is due to the simulator needing the permission to successfully run any given script. <text:s/>The other values will follow what is defined in the given simulator.ini. <text:s/>Note: If a value is not defined inside the given simulator.ini file, then the default value is used. </text:p>
      <text:p text:style-name="P5"/>
      <text:p text:style-name="P5"/>
      <text:h text:style-name="P15" text:outline-level="1">Hardware Restrictions</text:h>
      <text:p text:style-name="P5"/>
      <text:p text:style-name="P5"><text:tab/>If specified at the command line to check for a hardware connection, the following statements are expected to be true. <text:s/>Be sure to have the hardware correctly configured prior to running this tool or the output/generation may not be as expected.</text:p>
      <text:p text:style-name="P5"/>
      <text:p text:style-name="P5"/>
      <text:p text:style-name="P5"><text:tab/>The hardware is required to be of a full version. <text:s/>Meaning the allowance of creating/deleting <text:tab/>channels to/from the model.</text:p>
      <text:p text:style-name="P5"/>
      <text:p text:style-name="P5"><text:tab/>The hardware is required to be in a stopped state. <text:s/>Meaning no models currently running. <text:s/>The <text:tab/>tool will not change the state of the hardware.</text:p>
      <text:p text:style-name="P5"><text:tab/></text:p>
      <text:p text:style-name="P5"><text:tab/>The hardware is required to be in user mode. <text:s/>The other option of boot mode does not know the <text:tab/>correct communications required.</text:p>
      <text:p text:style-name="P5"><text:tab/></text:p>
      <text:p text:style-name="P5"><text:tab/>To be sure of a clean run, the hardware is required to be cleared of all configuration data. <text:s/>The <text:tab/>tool will not clear the data for you as it is expected to be ready to run at the moment of <text:tab/>connection. <text:s/>Not having a cleared configuration will result in errors when the append script <text:tab/>attempts to add new items to the configuration.</text:p>
      <text:p text:style-name="P5"/>
      <text:p text:style-name="P5"><text:tab/>Do not expect the entire script to run successfully if generating dynamic/fixed models. <text:s/>There is <text:tab/>no option to load up a raw .elnv or .elrom to the hardware. <text:s/>So for future notice, only run the <text:tab/>append script when connected to the hardware if no generation of fixed or dynamic files is <text:tab/>expected.</text:p>
      <text:p text:style-name="P5"/>
      <text:p text:style-name="P5"/>
      <text:h text:style-name="P15" text:outline-level="1">Tool Options</text:h>
      <text:p text:style-name="P5"><text:tab/></text:p>
      <text:p text:style-name="P5"><text:tab/>A number of options exist when using the command-line. <text:s/>The options are expected to exist as a command-line argument if it is to be used. <text:s/>With the list below all options are optional (not required) unless otherwise specified. <text:s/>Below a -LETTER is the same as using a /LETTER. <text:s/>Only displayed different for users preference.</text:p>
      <text:p text:style-name="P5"/>
      <text:p text:style-name="P7">? -? /?</text:p>
      <text:p text:style-name="P5"><text:tab/>This option will tell the tool to display the usage information (similar to what is on this page) <text:tab/>then exit. <text:s/>Do not use if actually wanting to run a script as no running will occur.</text:p>
      <text:p text:style-name="P5"/>
      <text:p text:style-name="P6">-g /G </text:p>
      <text:p text:style-name="P5"><text:tab/>This option, if present, informs the tool to disallow the (re)generation of graphml files. <text:s/>The <text:tab/>generation of such files is enabled by default and is generally done if the .graphml file does not <text:tab/>exist for the current configuration file or if the currently configuration file is needed to be <text:tab/>upgraded. <text:s/>As this is enabled by default, the tool cfg_grapher.exe must exist in the same <text:tab/>directory as cfg_script.exe.</text:p>
      <text:p text:style-name="P5"/>
      <text:p text:style-name="P6">-h /H</text:p>
      <text:p text:style-name="P5"><text:tab/>This option, if present, informs the tool to check for a hardware connection instead of using a <text:tab/>simulator. <text:s/>Note the restrictions listed above when using this argument. <text:s/>Further note that if no <text:tab/>hardware target exists, then the simulator will be used instead – more of a guideline instead of a <text:tab/>rule.</text:p>
      <text:p text:style-name="P5"/>
      <text:p text:style-name="P6">-l /L <text:s text:c="2"/><text:span text:style-name="T3">LOG_FILE</text:span></text:p>
      <text:p text:style-name="P5"><text:tab/>This option, if present, will place more run time information (output) into the specified log file. </text:p>
      <text:p text:style-name="P5"><text:tab/>This is not to be confused with the normal log file generated by the running of the script. Those <text:tab/>log files will be generated as expected. <text:s/>This is more for debugging than user requirement.</text:p>
      <text:p text:style-name="P5"/>
      <text:p text:style-name="P6">-o /O <text:span text:style-name="T3">SIM_OPTIONS_FILE</text:span></text:p>
      <text:p text:style-name="P5"><text:tab/>This option, if present, informs the tool to use the supplied simulator options file. <text:s/>This option <text:tab/>will only take effect if the tool is not to be connected to hardware or if so and no hardware <text:tab/>exists. <text:s/>If this option is not supplied the default values will be used. <text:s/>See Default Values</text:p>
      <text:p text:style-name="P5"/>
      <text:p text:style-name="P6">-s /S </text:p>
      <text:p text:style-name="P5"><text:tab/>This option, if present, informs to tool to run in silent mode. <text:s/>Silent mode means no output is <text:tab/>generated to the console window. <text:s/>The default is to run in verbose mode.</text:p>
      <text:p text:style-name="P5"/>
      <text:p text:style-name="P6">-u /U</text:p>
      <text:p text:style-name="P5"><text:tab/>This option, if present, informs the tool to not upgrade configuration files. <text:s/>The upgrading only <text:tab/>occurs from older versions to the compatible version of the tool. <text:s/>As this is enabled by default, <text:tab/>the tool cfg_update.exe must exist in the same directory as cfg_script.exe.</text:p>
      <text:p text:style-name="P5"/>
      <text:p text:style-name="P5"/>
      <text:p text:style-name="P6"><text:soft-page-break/>-v /V</text:p>
      <text:p text:style-name="P5"><text:tab/>This option, if present, informs the tool to display its version information then exit. <text:s/>Like the ? <text:tab/>Option, do not use if expecting to run an actual script.</text:p>
      <text:p text:style-name="P5"/>
      <text:p text:style-name="P6">-e /E</text:p>
      <text:p text:style-name="P5"><text:tab/>This option, if present, informs the tool to use the value as the extension for the generated file <text:tab/>after the append script has completed. <text:s/>If not set this value defaults to “itwizm”.</text:p>
      <text:p text:style-name="P5"/>
      <text:p text:style-name="P6">-n /N</text:p>
      <text:p text:style-name="P5"><text:tab/>This option, if present, informs the tool to use that string number of the model id as the file <text:tab/>name of the generated file. <text:s/>If not set this value defaults to 1. <text:s/>Clamped to (0, 3).</text:p>
      <text:p text:style-name="P5"/>
      <text:p text:style-name="P8">SCRIPT_FILE</text:p>
      <text:p text:style-name="P5"><text:tab/>This option is required. <text:s/>This is to hold the actual location of the script file to run.</text:p>
      <text:p text:style-name="P5"><text:tab/>Eg: “C:\scripts\script_to_run.elscr”</text:p>
      <text:p text:style-name="P5"/>
      <text:p text:style-name="P5"/>
      <text:h text:style-name="P15" text:outline-level="1">Examples</text:h>
      <text:p text:style-name="Text_20_body"/>
      <text:p text:style-name="Text_20_body"><text:tab/>For the following examples assume that a script file exists at C:\scripts\script_to_run.elscr and that the simulator.ini files exist at C:\sim\options1.ini and C:\sim\options2.ini.</text:p>
      <text:p text:style-name="Text_20_body"/>
      <text:p text:style-name="P13"><text:tab/><text:span text:style-name="T4">Using default simulator options</text:span></text:p>
      <text:p text:style-name="P14"><text:tab/><text:tab/>cfg_script.exe “C:\scripts\script_to_run.elscr”</text:p>
      <text:p text:style-name="P13"><text:tab/><text:span text:style-name="T4">Using specific simulator options</text:span></text:p>
      <text:p text:style-name="P14"><text:tab/><text:tab/>cfg_script.exe -o “C:\sim\options1.ini” “C:\scripts\script_to_run.elscr”</text:p>
      <text:p text:style-name="P13"><text:tab/><text:span text:style-name="T4">Using hardware – Default simulator options in case of no hardware</text:span></text:p>
      <text:p text:style-name="P14"><text:tab/><text:tab/>cfg_script.exe -h “C:\scripts\script_to_run.elscr”</text:p>
      <text:p text:style-name="P13"><text:tab/><text:span text:style-name="T4">Using hardware – Specific simulator options in case of no hardware</text:span></text:p>
      <text:p text:style-name="P14"><text:tab/><text:tab/>cfg_script.exe -h -o “C:\sim\options1.ini” “C:\scripts\script_to_run.elscr”</text:p>
      <text:p text:style-name="P13"><text:tab/><text:span text:style-name="T4">Disallowing upgrade/graph support - <text:s/>Default simulator options</text:span></text:p>
      <text:p text:style-name="P14"><text:tab/><text:tab/>cfg_script.exe -u -g “C:\scripts\script_to_run.elscr”</text:p>
      <text:p text:style-name="P13"><text:tab/><text:span text:style-name="T4">Disallowing upgrade/graph support – Specific simulator options</text:span></text:p>
      <text:p text:style-name="P14"><text:tab/><text:tab/>cfg_script.exe -u -g -o “C:\sim\options1.ini” “C:\scripts\script_to_run.elscr”</text:p>
      <text:p text:style-name="P13"><text:tab/><text:span text:style-name="T4">Silent Mode</text:span></text:p>
      <text:p text:style-name="P14"><text:tab/><text:tab/>cfg_script.exe -s “C:\scripts\script_to_run.elscr”</text:p>
      <text:p text:style-name="P13"><text:tab/><text:span text:style-name="T4">Debug Logging</text:span></text:p>
      <text:p text:style-name="P14"><text:tab/><text:tab/>cfg_script.exe -l “C:\logs\my_debug_log.log” “C:\scripts\script_to_run.elscr”</text:p>
      <text:p text:style-name="P13"><text:tab/><text:span text:style-name="T4">Everything</text:span></text:p>
      <text:p text:style-name="P14"><text:tab/><text:tab/>cfg_script.exe -h -u- g -s -l “C:\logs\my_debug_log.log” -o “C:\sim\options2.ini” “C:\scripts\script_to_run.elscr”<text:tab/></text:p>
      <text:p text:style-name="P12">Displaying Version</text:p>
      <text:p text:style-name="P11"><text:tab/>cfg_script.exe -v</text:p>
      <text:p text:style-name="P12">Displaying Usage</text:p>
      <text:p text:style-name="P11"><text:tab/>cfg_script.exe</text:p>
      <text:p text:style-name="P11"><text:tab/>cfg_script.exe ?</text:p>
      <text:p text:style-name="P11"><text:tab/>cfg_script.exe -?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BankGothic Md BT" svg:font-family="'BankGothic Md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nkGothic Md BT2" svg:font-family="'BankGothic Md BT'" style:font-family-generic="swiss" style:font-pitch="variable"/>
    <style:font-face style:name="BankGothic Md BT1" svg:font-family="'BankGothic Md BT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BankGothic Md BT1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BankGothic Md BT2" fo:font-size="10pt" style:font-size-asian="10pt" style:font-size-complex="10pt"/>
    </style:style>
    <style:style style:name="MP2" style:family="paragraph" style:parent-style-name="Footer">
      <style:text-properties style:font-name="BankGothic Md BT2" fo:font-size="10pt" style:font-size-asian="10pt" style:font-size-complex="10pt"/>
    </style:style>
    <style:style style:name="MT1" style:family="text">
      <style:text-properties fo:color="#ff0000"/>
    </style:style>
    <style:style style:name="MT2" style:family="text">
      <style:text-properties style:font-name="BankGothic Md B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fg_script (tool)<text:tab/><text:tab/>Engine<text:span text:style-name="MT1">Lab</text:span> Inc. <text:span text:style-name="MT2">©</text:span> 2014</text:p>
      </style:header>
      <style:footer>
        <text:p text:style-name="MP2">cfg_script (tool)<text:tab/><text:tab/>Engine<text:span text:style-name="MT1">Lab</text:span> Inc. <text:span text:style-name="MT2">©</text:span>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Merzlak</meta:initial-creator>
    <meta:creation-date>2014-07-18T15:28:15.77</meta:creation-date>
    <dc:date>2014-09-09T14:40:29.83</dc:date>
    <dc:creator>Jason Merzlak</dc:creator>
    <meta:editing-duration>PT4H32M30S</meta:editing-duration>
    <meta:editing-cycles>13</meta:editing-cycles>
    <meta:generator>OpenOffice/4.1.0$Win32 OpenOffice.org_project/410m18$Build-9764</meta:generator>
    <meta:document-statistic meta:table-count="0" meta:image-count="0" meta:object-count="0" meta:page-count="7" meta:paragraph-count="90" meta:word-count="1281" meta:character-count="8138"/>
  </office:meta>
</office:document-meta>
</file>